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rsid="0003a2cd" officeooo:paragraph-rsid="0003a2cd"/>
    </style:style>
    <style:style style:name="P2" style:family="paragraph" style:parent-style-name="Standard">
      <style:paragraph-properties fo:line-height="115%"/>
      <style:text-properties fo:font-weight="bold" officeooo:rsid="0003a2cd" officeooo:paragraph-rsid="0003a2cd" style:font-weight-asian="bold" style:font-weight-complex="bold"/>
    </style:style>
    <style:style style:name="P3" style:family="paragraph" style:parent-style-name="Standard">
      <style:paragraph-properties fo:line-height="115%"/>
      <style:text-properties fo:font-weight="bold" officeooo:rsid="0003b95b" officeooo:paragraph-rsid="0003b95b" style:font-weight-asian="bold" style:font-weight-complex="bold"/>
    </style:style>
    <style:style style:name="P4" style:family="paragraph" style:parent-style-name="Standard">
      <style:paragraph-properties fo:line-height="115%"/>
      <style:text-properties fo:font-weight="bold" officeooo:rsid="00089054" officeooo:paragraph-rsid="00089054" style:font-weight-asian="bold" style:font-weight-complex="bold"/>
    </style:style>
    <style:style style:name="P5" style:family="paragraph" style:parent-style-name="Standard">
      <style:paragraph-properties fo:line-height="115%"/>
      <style:text-properties fo:font-weight="bold" officeooo:rsid="000e0646" officeooo:paragraph-rsid="000e0646" style:font-weight-asian="bold" style:font-weight-complex="bold"/>
    </style:style>
    <style:style style:name="P6" style:family="paragraph" style:parent-style-name="Standard">
      <style:paragraph-properties fo:line-height="115%"/>
      <style:text-properties fo:font-weight="bold" officeooo:rsid="001123d4" officeooo:paragraph-rsid="001123d4" style:font-weight-asian="bold" style:font-weight-complex="bold"/>
    </style:style>
    <style:style style:name="P7" style:family="paragraph" style:parent-style-name="Standard">
      <style:paragraph-properties fo:line-height="115%"/>
      <style:text-properties fo:font-weight="bold" officeooo:rsid="0013fed9" officeooo:paragraph-rsid="0013fed9" style:font-weight-asian="bold" style:font-weight-complex="bold"/>
    </style:style>
    <style:style style:name="P8" style:family="paragraph" style:parent-style-name="Standard">
      <style:paragraph-properties fo:line-height="115%"/>
      <style:text-properties fo:font-weight="bold" officeooo:rsid="0014bd30" officeooo:paragraph-rsid="0014bd30" style:font-weight-asian="bold" style:font-weight-complex="bold"/>
    </style:style>
    <style:style style:name="P9" style:family="paragraph" style:parent-style-name="Standard">
      <style:paragraph-properties fo:line-height="115%"/>
      <style:text-properties officeooo:rsid="0003b95b" officeooo:paragraph-rsid="0003b95b"/>
    </style:style>
    <style:style style:name="P10" style:family="paragraph" style:parent-style-name="Standard">
      <style:paragraph-properties fo:line-height="115%"/>
      <style:text-properties fo:font-weight="normal" officeooo:rsid="0006eb0c" officeooo:paragraph-rsid="0006eb0c" style:font-weight-asian="normal" style:font-weight-complex="normal"/>
    </style:style>
    <style:style style:name="P11" style:family="paragraph" style:parent-style-name="Standard">
      <style:paragraph-properties fo:line-height="115%"/>
      <style:text-properties fo:font-weight="normal" officeooo:rsid="0009dee9" officeooo:paragraph-rsid="0009dee9" style:font-weight-asian="normal" style:font-weight-complex="normal"/>
    </style:style>
    <style:style style:name="P12" style:family="paragraph" style:parent-style-name="Standard">
      <style:paragraph-properties fo:line-height="115%"/>
      <style:text-properties fo:font-weight="normal" officeooo:rsid="000bcf16" officeooo:paragraph-rsid="000bcf16" style:font-weight-asian="normal" style:font-weight-complex="normal"/>
    </style:style>
    <style:style style:name="P13" style:family="paragraph" style:parent-style-name="Standard">
      <style:paragraph-properties fo:line-height="115%"/>
      <style:text-properties fo:font-weight="normal" officeooo:rsid="000c43a1" officeooo:paragraph-rsid="000c43a1" style:font-weight-asian="normal" style:font-weight-complex="normal"/>
    </style:style>
    <style:style style:name="P14" style:family="paragraph" style:parent-style-name="Standard">
      <style:paragraph-properties fo:line-height="115%"/>
      <style:text-properties fo:font-weight="normal" officeooo:rsid="0013fed9" officeooo:paragraph-rsid="0013fed9" style:font-weight-asian="normal" style:font-weight-complex="normal"/>
    </style:style>
    <style:style style:name="P15" style:family="paragraph" style:parent-style-name="Standard">
      <style:paragraph-properties fo:line-height="115%"/>
      <style:text-properties fo:font-weight="normal" officeooo:rsid="0014bd30" officeooo:paragraph-rsid="0014bd30" style:font-weight-asian="normal" style:font-weight-complex="normal"/>
    </style:style>
    <style:style style:name="P16" style:family="paragraph" style:parent-style-name="Standard">
      <style:paragraph-properties fo:line-height="115%"/>
      <style:text-properties officeooo:rsid="000e92a2" officeooo:paragraph-rsid="000e92a2"/>
    </style:style>
    <style:style style:name="P17" style:family="paragraph" style:parent-style-name="Standard">
      <style:paragraph-properties fo:line-height="115%"/>
      <style:text-properties officeooo:rsid="000fc2c6" officeooo:paragraph-rsid="000fc2c6"/>
    </style:style>
    <style:style style:name="T1" style:family="text">
      <style:text-properties officeooo:rsid="000671f0"/>
    </style:style>
    <style:style style:name="T2" style:family="text">
      <style:text-properties fo:font-weight="normal" style:font-weight-asian="normal" style:font-weight-complex="normal"/>
    </style:style>
    <style:style style:name="T3" style:family="text">
      <style:text-properties fo:font-weight="normal" officeooo:rsid="000bcf16" style:font-weight-asian="normal" style:font-weight-complex="normal"/>
    </style:style>
    <style:style style:name="T4" style:family="text">
      <style:text-properties fo:font-weight="normal" officeooo:rsid="0013fed9" style:font-weight-asian="normal" style:font-weight-complex="normal"/>
    </style:style>
    <style:style style:name="T5" style:family="text">
      <style:text-properties officeooo:rsid="000e0646"/>
    </style:style>
    <style:style style:name="T6" style:family="text">
      <style:text-properties officeooo:rsid="001081a7"/>
    </style:style>
    <style:style style:name="T7" style:family="text">
      <style:text-properties officeooo:rsid="0014bd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tes:</text:p>
      <text:p text:style-name="P1">Se crearon las clases Airport, Flight y Passenger usando el código provisto.</text:p>
      <text:p text:style-name="P9">La clase Flight define los métodos addPassenger y removePassenger para añadir y remover pasajeros, donde se implementa que se implementa que para tipos de vuelo Economico y Negocios se puede añadir tano pasajeros tanto regulares como VIP pero solo se puedan remover pasajeros regulares.</text:p>
      <text:p text:style-name="P9">En la clase Airport se define el método main. En est<text:span text:style-name="T1">e método</text:span> se crean dos vuelos: uno Economico y uno de Negocios y dos pasajeros: uno regular y uno VIP. En el vuelo de negocios se llama a los métodos para añadir y eliminar al cliente VIP y añadir al pasajero regular. En el vuelo económico se llama al método para añadir al cliente regular. <text:span text:style-name="T1">Finalmente se imprimen los pasajeros que quedan en ambos vuelos.</text:span></text:p>
      <text:p text:style-name="P9"/>
      <text:p text:style-name="P3">Fase 1:</text:p>
      <text:p text:style-name="P10">En esta fase se crea el archivo AirportTest para realizar las pruebas. Se crean dos pruebas:</text:p>
      <text:p text:style-name="P10">- En la primera prueba se crea un vuelo económico y se crean dos usuarios: uno regular y uno VIP. Se llama a los métodos correspondientes para añadir y eliminar a ambos usuarios de ambos vuelos y se comprueba que son añadidos pero solo se elimina el usuario regular.</text:p>
      <text:p text:style-name="P10">- En la segunda prueba se crea un vuelo de negocios y se crean dos usuarios: uno regular y uno VIP. Se llama a los métodos correspondientes para añadir y eliminar a ambos usuarios de ambos vuelos y se comprueba que solo el usuario VIP es añadido al vuelo y además no es removido.</text:p>
      <text:p text:style-name="P11">Las pruebas pasan. La cobertura indica un 80% de cobertura de línea y de rama para la clase Flight y 83% y 100% de <text:s/>cobertura de línea y de rama para la clase Passenger.</text:p>
      <text:p text:style-name="P10"/>
      <text:p text:style-name="P4">Fase 2:</text:p>
      <text:p text:style-name="P12">La clase Flight se hace abstracta, se elimina el campo flightType y el constructor. Los campos id y passengers se vuelven protected. Los métodos addPassenger y removePassenger se vuelven abstractos. Se crean las clases EconomyFlight y BusinessFlight que extienden Flight y sobreescribern los métodos addPassenger y removePassenger. En el método main de Airport se cambia el llamado al constructor de Flight por los constructores de EconomyFlight y BusinessFlight.</text:p>
      <text:p text:style-name="P12">En las pruebas se procede igualmente a cambiar el llamado al constructor de Flight por los constructores de EconomyFlight y BusinessFlight. Las pruebas pasan. La cobertura es de 100% para todos los tipos de cobertura para las nuevas clases EconomyFlight y BusinessFlight. La clase Flight tiene un 75% de cobertura de línea y 100% de cobertura de rama. La clase Flight tiene un 75% de cobertura de línea y 100% de cobertura de rama. La clase Passenger tiene un 83% de cobertura de línea y 100% de cobertura de rama.</text:p>
      <text:p text:style-name="P13">La refactorizacion mejora la calidad del código ya que el código se entiende más fácilmente y es más fácil crear un nuevo tipo de vuelo <text:span text:style-name="T5">simplemente </text:span>creando una clase que extienda Flight <text:span text:style-name="T5">sin necesidad de modificar condicionales donde se ejecutaba el código según el tipo de vuelo.</text:span></text:p>
      <text:p text:style-name="P13"/>
      <text:p text:style-name="P7">Fase 3:</text:p>
      <text:p text:style-name="P15">Se reemplaza el código de la clase AirportTest por el código provisto refactorizado. En este se prueban las mismas clases que el código anterior pero la prueba es más completa ya que se obtiene un codigo de cobertura del 100% de las clases Flight, Passenger, BusinessFlight y EconomyFlight.</text:p>
      <text:p text:style-name="P7"/>
      <text:p text:style-name="P7"/>
      <text:p text:style-name="P8"><text:soft-page-break/>Fase 4:</text:p>
      <text:p text:style-name="P14">En esta fase se modifica la clase AirportTest usando el código provisto. Este código contiene las pruebas para las clases EconomyFlight y BusinessFlight. Siguiendo el modelo de estas pruebas se crea clase PremiumFlightTest en la cual se definen las pruebas para pasajeros regulares y VIP para vuelos premium. Las pruebas no pasan ya que aún no se implementa la clase PremiumFlight.</text:p>
      <text:p text:style-name="P7"/>
      <text:p text:style-name="P7"/>
      <text:p text:style-name="P7"/>
      <text:p text:style-name="P5"/>
      <text:p text:style-name="P5">Fase <text:span text:style-name="T7">5</text:span>:</text:p>
      <text:p text:style-name="P16"><text:span text:style-name="T2">En esta fase se </text:span><text:span text:style-name="T4">implemena</text:span><text:span text:style-name="T2"> la clase PremiumFlight la cual extiende la clase Flight e implementa los </text:span><text:span text:style-name="T3">métodos addPassenger y removePassenger, </text:span><text:span text:style-name="T2">los cuales permiten añadir solo a pasajeros VIP pero también permiten removerlos.</text:span></text:p>
      <text:p text:style-name="P17"><text:span text:style-name="T2"/></text:p>
      <text:p text:style-name="P6"><text:span text:style-name="T6">F</text:span>ase <text:span text:style-name="T7">6</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2T07:38:02.378401410</meta:creation-date>
    <meta:generator>LibreOffice/7.3.7.2$Linux_X86_64 LibreOffice_project/30$Build-2</meta:generator>
    <dc:date>2023-07-12T10:03:37.698439177</dc:date>
    <meta:editing-duration>PT1H51M55S</meta:editing-duration>
    <meta:editing-cycles>14</meta:editing-cycles>
    <meta:document-statistic meta:table-count="0" meta:image-count="0" meta:object-count="0" meta:page-count="2" meta:paragraph-count="20" meta:word-count="644" meta:character-count="3769" meta:non-whitespace-character-count="3144"/>
  </office:meta>
</office:document-meta>
</file>